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51cm"/>
    </style:style>
    <style:style style:name="co2" style:family="table-column">
      <style:table-column-properties fo:break-before="auto" style:column-width="4.733cm"/>
    </style:style>
    <style:style style:name="co3" style:family="table-column">
      <style:table-column-properties fo:break-before="auto" style:column-width="4.013cm"/>
    </style:style>
    <style:style style:name="co4" style:family="table-column">
      <style:table-column-properties fo:break-before="auto" style:column-width="9.62cm"/>
    </style:style>
    <style:style style:name="co5" style:family="table-column">
      <style:table-column-properties fo:break-before="auto" style:column-width="6.225cm"/>
    </style:style>
    <style:style style:name="co6" style:family="table-column">
      <style:table-column-properties fo:break-before="auto" style:column-width="4.401cm"/>
    </style:style>
    <style:style style:name="co7" style:family="table-column">
      <style:table-column-properties fo:break-before="auto" style:column-width="1.94cm"/>
    </style:style>
    <style:style style:name="co8" style:family="table-column">
      <style:table-column-properties fo:break-before="auto" style:column-width="11.195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1.326cm"/>
    </style:style>
    <style:style style:name="co11" style:family="table-column">
      <style:table-column-properties fo:break-before="auto" style:column-width="5.722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947cm" fo:break-before="auto" style:use-optimal-row-height="false"/>
    </style:style>
    <style:style style:name="ro4" style:family="table-row">
      <style:table-row-properties style:row-height="0.552cm" fo:break-before="auto" style:use-optimal-row-height="false"/>
    </style:style>
    <style:style style:name="ro5" style:family="table-row">
      <style:table-row-properties style:row-height="1.42cm" fo:break-before="auto" style:use-optimal-row-height="false"/>
    </style:style>
    <style:style style:name="ro6" style:family="table-row">
      <style:table-row-properties style:row-height="1.446cm" fo:break-before="auto" style:use-optimal-row-height="false"/>
    </style:style>
    <style:style style:name="ro7" style:family="table-row">
      <style:table-row-properties style:row-height="0.921cm" fo:break-before="auto" style:use-optimal-row-height="false"/>
    </style:style>
    <style:style style:name="ro8" style:family="table-row">
      <style:table-row-properties style:row-height="0.526cm" fo:break-before="auto" style:use-optimal-row-height="false"/>
    </style:style>
    <style:style style:name="ro9" style:family="table-row">
      <style:table-row-properties style:row-height="1.027cm" fo:break-before="auto" style:use-optimal-row-height="fals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1cm" fo:break-before="auto" style:use-optimal-row-height="false"/>
    </style:style>
    <style:style style:name="ro12" style:family="table-row">
      <style:table-row-properties style:row-height="1.838cm" fo:break-before="auto" style:use-optimal-row-height="false"/>
    </style:style>
    <style:style style:name="ro13" style:family="table-row">
      <style:table-row-properties style:row-height="0.995cm" fo:break-before="auto" style:use-optimal-row-height="false"/>
    </style:style>
    <style:style style:name="ro14" style:family="table-row">
      <style:table-row-properties style:row-height="1.342cm" fo:break-before="auto" style:use-optimal-row-height="false"/>
    </style:style>
    <style:style style:name="ro15" style:family="table-row">
      <style:table-row-properties style:row-height="0.736cm" fo:break-before="auto" style:use-optimal-row-height="false"/>
    </style:style>
    <style:style style:name="ro16" style:family="table-row">
      <style:table-row-properties style:row-height="0.631cm" fo:break-before="auto" style:use-optimal-row-height="false"/>
    </style:style>
    <style:style style:name="ro17" style:family="table-row">
      <style:table-row-properties style:row-height="1.053cm" fo:break-before="auto" style:use-optimal-row-height="false"/>
    </style:style>
    <style:style style:name="ro18" style:family="table-row">
      <style:table-row-properties style:row-height="0.605cm" fo:break-before="auto" style:use-optimal-row-height="false"/>
    </style:style>
    <style:style style:name="ro19" style:family="table-row">
      <style:table-row-properties style:row-height="1.416cm" fo:break-before="auto" style:use-optimal-row-height="false"/>
    </style:style>
    <style:style style:name="ro20" style:family="table-row">
      <style:table-row-properties style:row-height="0.554cm" fo:break-before="auto" style:use-optimal-row-height="false"/>
    </style:style>
    <style:style style:name="ro21" style:family="table-row">
      <style:table-row-properties style:row-height="1.579cm" fo:break-before="auto" style:use-optimal-row-height="false"/>
    </style:style>
    <style:style style:name="ro22" style:family="table-row">
      <style:table-row-properties style:row-height="2.157cm" fo:break-before="auto" style:use-optimal-row-height="false"/>
    </style:style>
    <style:style style:name="ro23" style:family="table-row">
      <style:table-row-properties style:row-height="1.605cm" fo:break-before="auto" style:use-optimal-row-height="false"/>
    </style:style>
    <style:style style:name="ro24" style:family="table-row">
      <style:table-row-properties style:row-height="1.184cm" fo:break-before="auto" style:use-optimal-row-height="false"/>
    </style:style>
    <style:style style:name="ro25" style:family="table-row">
      <style:table-row-properties style:row-height="0.5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0" style:family="table-cell" style:parent-style-name="Default">
      <style:table-cell-properties fo:background-color="#e6e6e6" style:text-align-source="fix" style:repeat-content="false" style:vertical-align="middl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italic" style:font-style-asian="italic" style:font-style-complex="italic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wrap-option="wrap"/>
    </style:style>
    <style:style style:name="ce15" style:family="table-cell" style:parent-style-name="Default">
      <style:table-cell-properties fo:wrap-option="wrap" style:vertical-align="middle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wrap-option="wrap" style:vertical-align="middle"/>
    </style:style>
    <style:style style:name="ce17" style:family="table-cell" style:parent-style-name="Default">
      <style:table-cell-properties fo:background-color="#e6e6e6" fo:wrap-option="wrap" style:vertical-align="middle"/>
    </style:style>
    <style:style style:name="ce18" style:family="table-cell" style:parent-style-name="Default">
      <style:table-cell-properties fo:background-color="#e6e6e6" style:vertical-align="middl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 style:direction="ltr" style:rotation-angle="90" style:vertical-align="middle"/>
      <style:paragraph-properties fo:text-align="center" fo:margin-left="0cm"/>
    </style:style>
    <style:style style:name="ce22" style:family="table-cell" style:parent-style-name="Default">
      <style:table-cell-properties fo:background-color="#e6e6e6" style:text-align-source="fix" style:repeat-content="false" style:direction="ltr" style:rotation-angle="90" style:vertical-align="middle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ackground-color="transparent" style:direction="ltr" style:rotation-angle="90" style:vertical-align="middle"/>
      <style:paragraph-properties fo:text-align="center" fo:margin-left="0cm"/>
    </style:style>
    <style:style style:name="ce2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tyle="normal" style:font-style-asian="normal" style:font-style-complex="normal"/>
    </style:style>
    <style:style style:name="ce28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2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font-style="italic" style:font-style-asian="italic" style:font-style-complex="italic"/>
    </style:style>
    <style:style style:name="ce30" style:family="table-cell" style:parent-style-name="Default">
      <style:table-cell-properties fo:background-color="transparent" fo:wrap-option="wrap" style:vertical-align="middle"/>
    </style:style>
    <style:style style:name="ce31" style:family="table-cell" style:parent-style-name="Default">
      <style:table-cell-properties fo:background-color="transparent" style:vertical-align="middle"/>
    </style:style>
    <style:style style:name="gr1" style:family="graphic">
      <style:graphic-properties draw:marker-start="Arrowhead_20_1" draw:marker-start-width="0.2cm" draw:marker-start-center="false" draw:fill="solid" draw:fill-color="#ffffc0" draw:auto-grow-height="true" draw:auto-grow-width="false" fo:min-height="2.00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'Courier New'" style:font-family-generic="modern" style:font-pitch="fixed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style="normal" style:font-style-asian="normal" style:font-style-complex="normal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v. 0.2.0- @ 06-03-2015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5">
          <table:covered-table-cell table:number-columns-repeated="3" table:style-name="ce4"/>
          <table:table-cell table:style-name="ce9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5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number-columns-repeated="3" table:style-name="ce5"/>
          <table:table-cell table:style-name="ce10" office:value-type="string">
            <text:p>CA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V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N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MC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P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Q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B-1º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number-columns-repeated="2" table:style-name="ce4"/>
          <table:table-cell table:style-name="ce6" office:value-type="string">
            <text:p>Design</text:p>
          </table:table-cell>
          <table:table-cell table:style-name="ce11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number-columns-repeated="2"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number-columns-repeated="3" table:style-name="ce4"/>
          <table:table-cell table:style-name="ce9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</table:table-cell>
          <table:table-cell table:style-name="ce12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number-columns-repeated="3" table:style-name="ce5"/>
          <table:table-cell table:style-name="ce10" office:value-type="string">
            <text:p>Consultar CEUN-IMT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5" office:value-type="string">
            <text:p>Alunos</text:p>
          </table:table-cell>
          <table:table-cell table:style-name="ce5" office:value-type="string">
            <text:p>Localização de Professores</text:p>
          </table:table-cell>
          <table:table-cell table:style-name="ce5" office:value-type="string">
            <text:p>-----</text:p>
          </table:table-cell>
          <table:table-cell table:style-name="ce10" office:value-type="string">
            <text:p>Localizar Professores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Apresenta considerável lentidão.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13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9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 table:number-rows-repeated="104846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2.1 @ 17-03-2015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">
          <table:table-cell table:style-name="ce1" office:value-type="string" table:number-columns-spanned="8" table:number-rows-spanned="1">
            <text:p>Mesa de Testes – Módulo CSH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office:annotation draw:style-name="gr1" draw:text-style-name="P1" svg:width="8.806cm" svg:height="2.201cm" svg:x="35.041cm" svg:y="0.169cm" draw:caption-point-x="-0.61cm" draw:caption-point-y="0.916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Consultar CEUN-IMT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Observação Importante!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: Disciplinas Oferecidas em Todos os An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-Sem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aori-SHR: Discs. Ministrs. Mas Não Ofers. no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4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as em Quais o Professor Está na Esco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5">
          <table:covered-table-cell table:number-columns-repeated="3" table:style-name="ce4"/>
          <table:table-cell table:style-name="ce9" office:value-type="string">
            <text:p>Horários dos Dias em Quais o Professor Está em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5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number-columns-repeated="3" table:style-name="ce5"/>
          <table:table-cell table:style-name="ce10" office:value-type="string">
            <text:p>CA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V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L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EN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MC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P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QM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5"/>
          <table:table-cell table:style-name="ce10" office:value-type="string">
            <text:p>CB-1º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o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1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Incluir Ciclo Básico – 2º A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number-columns-repeated="2" table:style-name="ce4"/>
          <table:table-cell table:style-name="ce6" office:value-type="string">
            <text:p>Design</text:p>
          </table:table-cell>
          <table:table-cell table:style-name="ce11" office:value-type="string">
            <text:p>Desig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number-columns-repeated="2"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dministração São Paulo</text:p>
          </table:table-cell>
          <table:table-cell table:number-columns-repeated="2" table:style-name="ce4" office:value-type="string">
            <text:p>-----</text:p>
          </table:table-cell>
          <table:table-cell table:style-name="ce4"/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Gestão de Tecnologia da Inform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cessos Gerenciai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number-columns-repeated="3" table:style-name="ce4"/>
          <table:table-cell table:style-name="ce9" office:value-type="string">
            <text:p>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p. Excel.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</table:table-cell>
          <table:table-cell table:style-name="ce12" office:value-type="string">
            <text:p>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number-columns-repeated="3" table:style-name="ce5"/>
          <table:table-cell table:style-name="ce10" office:value-type="string">
            <text:p>Consultar CEUN-IMT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e Licenç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Com Mais de Uma Gradu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s Pós-Gradu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 Pós-Graduação Mai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Disciplinas Ministradas – Qtd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Habilit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rofessores das Habilit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4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Complet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stagem Linear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Linear – Método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Convocações – RefCruz – Métodos 1 e 2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5" office:value-type="string">
            <text:p>Alunos</text:p>
          </table:table-cell>
          <table:table-cell table:style-name="ce5" office:value-type="string">
            <text:p>Localização de Professores</text:p>
          </table:table-cell>
          <table:table-cell table:style-name="ce5" office:value-type="string">
            <text:p>-----</text:p>
          </table:table-cell>
          <table:table-cell table:style-name="ce10" office:value-type="string">
            <text:p>Localizar Professores</text:p>
          </table:table-cell>
          <table:table-cell table:number-columns-repeated="2" table:style-name="ce5" office:value-type="string">
            <text:p>-----</text:p>
          </table:table-cell>
          <table:table-cell table:style-name="ce5" office:value-type="string">
            <text:p>O</text:p>
          </table:table-cell>
          <table:table-cell table:style-name="ce17" office:value-type="string">
            <text:p>Problema anteriormente reportado de lentidão foi solucionado.</text:p>
          </table:table-cell>
          <table:table-cell table:style-name="ce18" table:number-columns-repeated="1016"/>
        </table:table-row>
        <table:table-row table:style-name="ro4">
          <table:table-cell table:style-name="ce4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A a H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Blocos I a U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Mapa de Ocupação Modificado – Salas de Teori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x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Janela <text:span text:style-name="T2">Pop-up</text:span> - Mapa de Ocupaç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Professor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Superposições de Sal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2"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Aulas com Salas Indefini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Tabela Horário Expandida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4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table-cell table:style-name="ce4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13">
          <table:table-cell table:style-name="ce4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Pós-Graduaçõe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icenças dos Professor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AT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Lançar TCC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4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Padrão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table-cell table:style-name="ce9" office:value-type="string">
            <text:p>Executar as Atualizações – Critério CEUN</text:p>
          </table:table-cell>
          <table:table-cell table:number-columns-repeated="2"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Gerenciamento – Comutar entre BD Local e Remoto</text:p>
          </table:table-cell>
          <table:table-cell table:style-name="ce9" office:value-type="string">
            <text:p>Banco Loc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</table:table-cell>
          <table:table-cell table:style-name="ce4" office:value-type="string">
            <text:p>-----</text:p>
          </table:table-cell>
          <table:table-cell table:style-name="ce4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>
          <table:table-cell table:number-columns-repeated="1024"/>
        </table:table-row>
        <table:table-row table:style-name="ro14">
          <table:table-cell table:style-name="ce19" office:value-type="string" table:number-columns-spanned="8" table:number-rows-spanned="1">
            <text:p>Outras Observações:</text:p>
            <text:p><text:s text:c="3"/>* Disciplinas <text:span text:style-name="T4">aponta para Saori.</text:span></text:p>
          </table:table-cell>
          <table:covered-table-cell/>
          <table:covered-table-cell table:style-name="ce20"/>
          <table:covered-table-cell table:number-columns-repeated="5"/>
          <table:table-cell table:number-columns-repeated="1016"/>
        </table:table-row>
        <table:table-row table:style-name="ro2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46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v. 0.2.1+ @ 26-03-2015" table:style-name="ta1">
        <office:forms form:automatic-focus="false" form:apply-design-mode="false"/>
        <table:table-column table:style-name="co10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7"/>
        <table:table-column table:style-name="co5" table:default-cell-style-name="Default"/>
        <table:table-column table:style-name="co11" table:default-cell-style-name="Default"/>
        <table:table-column table:style-name="co7" table:default-cell-style-name="ce2"/>
        <table:table-column table:style-name="co8" table:default-cell-style-name="ce14"/>
        <table:table-column table:style-name="co9" table:number-columns-repeated="1016" table:default-cell-style-name="Default"/>
        <table:table-row table:style-name="ro15">
          <table:table-cell table:style-name="ce1" office:value-type="string" table:number-columns-spanned="8" table:number-rows-spanned="1">
            <text:p>Mesa de Testes – Módulo CSH [CSH]</text:p>
          </table:table-cell>
          <table:covered-table-cell table:number-columns-repeated="7"/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16">
          <table:table-cell table:style-name="ce9" office:value-type="string" table:number-columns-spanned="8" table:number-rows-spanned="1">
            <text:p>(Entre colchetes, o código do item.)</text:p>
          </table:table-cell>
          <table:covered-table-cell table:number-columns-repeated="7"/>
          <table:table-cell table:number-columns-repeated="1016"/>
        </table:table-row>
        <table:table-row table:style-name="ro3">
          <table:table-cell table:style-name="ce3" office:value-type="string">
            <text:p>Aba</text:p>
          </table:table-cell>
          <table:table-cell table:style-name="ce3" office:value-type="string">
            <text:p>Categoria</text:p>
          </table:table-cell>
          <table:table-cell table:style-name="ce3" office:value-type="string">
            <text:p>Sub-Categoria</text:p>
          </table:table-cell>
          <table:table-cell table:style-name="ce8" office:value-type="string">
            <text:p>Função</text:p>
          </table:table-cell>
          <table:table-cell table:style-name="ce13" office:value-type="string">
            <text:p>Sub-Função</text:p>
          </table:table-cell>
          <table:table-cell table:style-name="ce13" office:value-type="string">
            <text:p>Sub-Sub-Função</text:p>
          </table:table-cell>
          <table:table-cell table:style-name="ce3" office:value-type="string">
            <office:annotation draw:style-name="gr1" draw:text-style-name="P1" svg:width="8.806cm" svg:height="2.201cm" svg:x="35.041cm" svg:y="0.282cm" draw:caption-point-x="-1.472cm" draw:caption-point-y="1.548cm">
              <dc:date>2015-03-06T00:00:00</dc:date>
              <text:p text:style-name="P1"><text:span text:style-name="T1">O <text:s text:c="5"/>: operante</text:span></text:p>
              <text:p text:style-name="P1"><text:span text:style-name="T1">O* <text:s text:c="4"/>: operante, mas necessita revisão</text:span></text:p>
              <text:p text:style-name="P1"><text:span text:style-name="T1">I <text:s text:c="5"/>: inoperante</text:span></text:p>
              <text:p text:style-name="P1"><text:span text:style-name="T1">NI <text:s text:c="4"/>: não implementado</text:span></text:p>
              <text:p text:style-name="P1"><text:span text:style-name="T1">&lt;vazio&gt;: não verificado</text:span></text:p>
            </office:annotation>
            <text:p>Operação</text:p>
          </table:table-cell>
          <table:table-cell table:style-name="ce15" office:value-type="string">
            <text:p>Observações</text:p>
          </table:table-cell>
          <table:table-cell table:style-name="ce13" table:number-columns-repeated="1016"/>
        </table:table-row>
        <table:table-row table:style-name="ro4">
          <table:table-cell table:style-name="ce21" office:value-type="string" table:number-columns-spanned="1" table:number-rows-spanned="7">
            <text:p>Saori</text:p>
          </table:table-cell>
          <table:table-cell table:style-name="ce4" office:value-type="string" table:number-columns-spanned="1" table:number-rows-spanned="3">
            <text:p>Professor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aori: Consultar CEUN-IMT [SAORI-CEUN-IM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aori-SHR: Consultar CEUN-IMT [SAORI-SHR-CEUN-IMT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Observação Importante! [SAORI-CEUN-IMT-OBS]</text:p>
          </table:table-cell>
          <table:table-cell table:number-columns-repeated="2" table:style-name="ce4" office:value-type="string">
            <text:p>-----</text:p>
          </table:table-cell>
          <table:table-cell table:style-name="ce27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4">
            <text:p>Disciplinas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>
            <text:p>Saori: Disciplinas Oferecidas [SAORI-DISC-OFE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style-name="ce21"/>
          <table:covered-table-cell table:number-columns-repeated="2" table:style-name="ce4"/>
          <table:table-cell table:style-name="ce25" office:value-type="string">
            <text:p>Saori: Disciplinas Oferecidas em Todos os Anos</text:p>
            <text:p>[SAORI-DISC-OFER-ANO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-Sem</text:p>
            <text:p>[SAORI-DISC-NAO-OFER-ANO-SEM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7">
          <table:covered-table-cell table:style-name="ce21"/>
          <table:covered-table-cell table:number-columns-repeated="2" table:style-name="ce4"/>
          <table:table-cell table:style-name="ce9" office:value-type="string">
            <text:p>Saori-SHR: Discs. Ministrs. Mas Não Ofers. no Ano</text:p>
            <text:p>[SAORI-DISC-NAO-OFER-AN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55">
            <text:p>Professores</text:p>
          </table:table-cell>
          <table:table-cell table:style-name="ce4" office:value-type="string" table:number-columns-spanned="1" table:number-rows-spanned="6">
            <text:p>Lista de Presença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 table:number-columns-spanned="1" table:number-rows-spanned="6">
            <text:p>Lista de Presença para o Dia Selecionado</text:p>
            <text:p>[LISTA-PRESENCA]</text:p>
          </table:table-cell>
          <table:table-cell table:style-name="ce4" office:value-type="string">
            <text:p>(“É de Atraso?” = .F.) (Diurno)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F.) (Noturno)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3" table:style-name="ce4"/>
          <table:table-cell table:style-name="ce4" office:value-type="string">
            <text:p>(“É de Atraso?” = .F.) (Sábado)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Diurno)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Noturno)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covered-table-cell table:style-name="ce9"/>
          <table:table-cell table:style-name="ce4" office:value-type="string">
            <text:p>(“É de Atraso?” = .V.) (Sábado)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8">
          <table:covered-table-cell table:style-name="ce21"/>
          <table:table-cell table:style-name="ce4" office:value-type="string" table:number-columns-spanned="1" table:number-rows-spanned="3">
            <text:p>Lista Dia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Lista Dia Completa [LISTA-DIA-COMPL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Dias em Quais o Professor Está na Escola</text:p>
            <text:p>[LISTA-DIA-PROF-ESCO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Verificar a utilidade com os usuários.</text:p>
          </table:table-cell>
          <table:table-cell table:style-name="ce12" table:number-columns-repeated="1016"/>
        </table:table-row>
        <table:table-row table:style-name="ro19">
          <table:covered-table-cell table:style-name="ce21"/>
          <table:covered-table-cell table:number-columns-repeated="2" table:style-name="ce4"/>
          <table:table-cell table:style-name="ce9" office:value-type="string">
            <text:p>Horários dos Dias em Quais o Professor Está em Aula</text:p>
            <text:p>[LISTA-DIA-PROF-EM-AU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Verificar a utilidade com os usuários. Equivalente a <text:span text:style-name="T3">Alunos &gt; Localização de Professores &gt; Localizar Professor</text:span>, o qual é mais vantajoso.</text:p>
          </table:table-cell>
          <table:table-cell table:style-name="ce12" table:number-columns-repeated="1016"/>
        </table:table-row>
        <table:table-row table:style-name="ro6">
          <table:covered-table-cell table:style-name="ce22"/>
          <table:table-cell table:style-name="ce5" office:value-type="string" table:number-columns-spanned="1" table:number-rows-spanned="23">
            <text:p>PPC</text:p>
          </table:table-cell>
          <table:table-cell table:style-name="ce5" office:value-type="string" table:number-columns-spanned="1" table:number-rows-spanned="14">
            <text:p>Engenharia</text:p>
          </table:table-cell>
          <table:table-cell table:style-name="ce10" office:value-type="string">
            <text:p>AL [PPC-AL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 office:value-type="string">
            <text:p>Dados relativos aos projetos PAE não são atualmente considerados, com exceção da Tutoria. O mesmo ocorre para as demais habilitações.</text:p>
          </table:table-cell>
          <table:table-cell table:style-name="ce18" table:number-columns-repeated="1016"/>
        </table:table-row>
        <table:table-row table:style-name="ro7">
          <table:covered-table-cell table:style-name="ce22"/>
          <table:covered-table-cell table:number-columns-repeated="2" table:style-name="ce5"/>
          <table:table-cell table:style-name="ce10" office:value-type="string">
            <text:p>CA [PPC-CA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 office:value-type="string">
            <text:p>Há professores-disciplinas que não são relacionadas. Por exemplo, Marcelo Porto Trevizan-ETE102 para o Diurno. E mesma obs. de AL.</text:p>
          </table:table-cell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CM [PPC-CM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CV [PPC-CV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EL [PPC- EL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EN [PPC-EN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MC [PPC-MC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PM [PPC-PM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QM<text:span text:style-name="T4"> [PPC-QM]</text:span>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C [PPC-T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Não há TC após 2011.</text:p>
          </table:table-cell>
          <table:table-cell table:style-name="ce12" table:number-columns-repeated="1016"/>
        </table:table-row>
        <table:table-row table:style-name="ro4">
          <table:covered-table-cell table:style-name="ce22"/>
          <table:covered-table-cell table:number-columns-repeated="2" table:style-name="ce5"/>
          <table:table-cell table:style-name="ce10" office:value-type="string">
            <text:p>CB-1º [PPC-CB-1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/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oda [PPC-TOD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I</text:p>
          </table:table-cell>
          <table:table-cell table:style-name="ce16" office:value-type="string">
            <text:p>Necessita de revisão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1º Ano [PPC-INCL-CB-1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Incluir Ciclo Básico – 2º Ano [PPC-INCL-CB-2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8">
          <table:covered-table-cell table:style-name="ce21"/>
          <table:covered-table-cell table:style-name="ce4"/>
          <table:table-cell table:style-name="ce6" office:value-type="string">
            <text:p>Design</text:p>
          </table:table-cell>
          <table:table-cell table:style-name="ce11" office:value-type="string">
            <text:p>Design <text:span text:style-name="T5">[PPC-DSG]</text:span>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9">
          <table:covered-table-cell table:style-name="ce22"/>
          <table:covered-table-cell table:style-name="ce5"/>
          <table:table-cell table:style-name="ce5" office:value-type="string" table:number-columns-spanned="1" table:number-rows-spanned="2">
            <text:p>Administração</text:p>
          </table:table-cell>
          <table:table-cell table:style-name="ce10" office:value-type="string">
            <text:p>Administração [PPC-ADM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 office:value-type="string">
            <text:p>Total AD não contabilizado corretamente quando há aulas compartilhadas. P.e., Ricardo Balistiero, para ADM SCS.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dministração São Paulo [PPC-ADM-SP]</text:p>
          </table:table-cell>
          <table:table-cell table:number-columns-repeated="2" table:style-name="ce4" office:value-type="string">
            <text:p>-----</text:p>
          </table:table-cell>
          <table:table-cell table:style-name="ce6"/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Gestão</text:p>
          </table:table-cell>
          <table:table-cell table:style-name="ce9" office:value-type="string">
            <text:p>Gestão Ambiental [PPC-GAB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Não há GAB após 2013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Gestão de Tecnologia da Informação [PPC-GTI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Não há registros atualme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cessos Gerenciais [PPC-PRG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Não há informações cadastradas sobre Processos Gerenciais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Incluir DP [PPC-INCL-DP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0">
          <table:covered-table-cell table:style-name="ce21"/>
          <table:covered-table-cell table:number-columns-repeated="2" table:style-name="ce4"/>
          <table:table-cell table:style-name="ce9" office:value-type="string">
            <text:p>C [PPC-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I</text:p>
          </table:table-cell>
          <table:table-cell table:style-name="ce16" office:value-type="string">
            <text:p>Chaveamento entre consulta e relatório. Atualmente, apenas a consulta está disponível e operante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Exp. Excel. [PPC-EXP-EXCEL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5">
            <text:p>Cargas Horária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 table:number-columns-spanned="1" table:number-rows-spanned="4">
            <text:p>Consultar Aulas [CH-CONS-AULA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table-cell table:style-name="ce9" office:value-type="string" table:number-columns-spanned="1" table:number-rows-spanned="3">
            <text:p>Gerar Grade Horária dos Professores</text:p>
            <text:p>[GRADE-HOR-PROF]</text:p>
          </table:table-cell>
          <table:table-cell table:style-name="ce12" office:value-type="string">
            <text:p>Oficial</text:p>
            <text:p>[GRADE-HOR-PROF-OFIC]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Não Oficial</text:p>
            <text:p>[GRADE-HOR-PROF-NAO-OFIC]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covered-table-cell table:style-name="ce9"/>
          <table:covered-table-cell table:style-name="ce12"/>
          <table:table-cell table:style-name="ce12" office:value-type="string">
            <text:p>Data Específica da Grade</text:p>
            <text:p>[GRADE-HOR-PROF-DT-ESP]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1">
          <table:covered-table-cell table:style-name="ce22"/>
          <table:covered-table-cell table:number-columns-repeated="2" table:style-name="ce5"/>
          <table:table-cell table:style-name="ce10" office:value-type="string">
            <text:p>Consultar CEUN-IMT [CH-CEUN-IMT]</text:p>
          </table:table-cell>
          <table:table-cell table:number-columns-repeated="2" table:style-name="ce5" office:value-type="string">
            <text:p>-----</text:p>
          </table:table-cell>
          <table:table-cell table:style-name="ce28" office:value-type="string">
            <text:p>O*</text:p>
          </table:table-cell>
          <table:table-cell table:style-name="ce17" office:value-type="string">
            <text:p>Excluir colunas não utilizadas. Rever cálculo de TotHaPG. Criar colunas para PAE.</text:p>
          </table:table-cell>
          <table:table-cell table:style-name="ce18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Licença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Licenças dos Professores – Todas [LIC-PROF-TODA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e Licença [LIC-PROF-LI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8">
            <text:p>Outras Relações</text:p>
          </table:table-cell>
          <table:table-cell table:style-name="ce4" office:value-type="string" table:number-columns-spanned="1" table:number-rows-spanned="8">
            <text:p>-----</text:p>
          </table:table-cell>
          <table:table-cell table:style-name="ce9" office:value-type="string">
            <text:p>As Graduações [OR-PROF-GD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Com Mais de Uma Graduação [OR-PROF-GD-MAI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s Pós-Graduações [OR-PROF-PG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 Pós-Graduação Maior [OR-PROF-PG-MAIO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[OR-DISC-MINIST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Disciplinas Ministradas – Qtds [OR-DISC-MINISTR-QTD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Habilitações dos Professores [OR-HAB-PROF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rofessores das Habilitações [OR-PROF-HAB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2">
          <table:covered-table-cell table:style-name="ce21"/>
          <table:table-cell table:style-name="ce4" office:value-type="string" table:number-columns-spanned="1" table:number-rows-spanned="7">
            <text:p>Convocações</text:p>
          </table:table-cell>
          <table:table-cell table:style-name="ce4" office:value-type="string" table:number-columns-spanned="1" table:number-rows-spanned="4">
            <text:p>Convocações</text:p>
          </table:table-cell>
          <table:table-cell table:style-name="ce9" office:value-type="string">
            <text:p>Professores Não Reconhecidos [CONV-PROF-NAO-RE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 office:value-type="string">
            <text:p>Pode trabalhar com dados desatualizados, por considerar planilhas locais e sem considerar uma data de validade para a planilha. Só opera se houver a correspondente planilha local. As mesmas observações aplicam-se para as demais funções desta categoria.</text:p>
          </table:table-cell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Completa das Convocações</text:p>
            <text:p>[CONV-LISTA-COMPL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Listagem Linear das Convocações</text:p>
            <text:p>[CONV-LISTA-LIN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20">
          <table:covered-table-cell table:style-name="ce21"/>
          <table:covered-table-cell table:number-columns-repeated="2" table:style-name="ce4"/>
          <table:table-cell table:style-name="ce9" office:value-type="string">
            <text:p>Referência Cruzada das Convocações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style-name="ce4"/>
          <table:table-cell table:style-name="ce4" office:value-type="string" table:number-columns-spanned="1" table:number-rows-spanned="3">
            <text:p>Taxas de Convocações</text:p>
          </table:table-cell>
          <table:table-cell table:style-name="ce9" office:value-type="string">
            <text:p>Taxa de Convocações – Linear – Método 1</text:p>
            <text:p>[CONV-TAXA-LIN-1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Linear – Método 2</text:p>
            <text:p>[CONV-TAXA-LIN-2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Taxa de Convocações – RefCruz – Métodos 1 e 2</text:p>
            <text:p>[CONV-TAXA-REFCRUZ-1-2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 office:value-type="string">
            <text:p>O Método 2 ainda não está implementado.</text:p>
          </table:table-cell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>
            <text:p>Past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Folha de Registro de Aulas [PASTAS-REG-AU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1">
          <table:table-cell table:style-name="ce23" office:value-type="string">
            <text:p>Alunos</text:p>
          </table:table-cell>
          <table:table-cell table:style-name="ce24" office:value-type="string">
            <text:p>Localização de Professores</text:p>
          </table:table-cell>
          <table:table-cell table:style-name="ce24" office:value-type="string">
            <text:p>-----</text:p>
          </table:table-cell>
          <table:table-cell table:style-name="ce26" office:value-type="string">
            <text:p>Localizar Professores [LOCALIZAR-PROF]</text:p>
          </table:table-cell>
          <table:table-cell table:number-columns-repeated="2" table:style-name="ce24" office:value-type="string">
            <text:p>-----</text:p>
          </table:table-cell>
          <table:table-cell table:style-name="ce29" office:value-type="string">
            <text:p>O</text:p>
          </table:table-cell>
          <table:table-cell table:style-name="ce30" office:value-type="string">
            <text:p>Problema anteriormente reportado de lentidão foi solucionado.</text:p>
          </table:table-cell>
          <table:table-cell table:style-name="ce31" table:number-columns-repeated="1016"/>
        </table:table-row>
        <table:table-row table:style-name="ro20">
          <table:table-cell table:style-name="ce21" office:value-type="string" table:number-columns-spanned="1" table:number-rows-spanned="7">
            <text:p>Salas</text:p>
          </table:table-cell>
          <table:table-cell table:style-name="ce4" office:value-type="string" table:number-columns-spanned="1" table:number-rows-spanned="6">
            <text:p>Ocupação das Salas</text:p>
          </table:table-cell>
          <table:table-cell table:style-name="ce4" office:value-type="string" table:number-columns-spanned="1" table:number-rows-spanned="6">
            <text:p>-----</text:p>
          </table:table-cell>
          <table:table-cell table:style-name="ce9" office:value-type="string">
            <text:p>Mapa de Ocupação [SALAS-MAPA-OCUP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A a H</text:p>
            <text:p>[SALAS-MAPA-OCUP-MODIF-A-H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Blocos I a U</text:p>
            <text:p>[SALAS-MAPA-OCUP-MODIF-I-U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Mapa de Ocupação Modificado – Salas de Teoria</text:p>
            <text:p>[SALAS-MAPA-OCUP-MODIF-TEORI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0">
          <table:covered-table-cell table:style-name="ce21"/>
          <table:covered-table-cell table:number-columns-repeated="2" table:style-name="ce4"/>
          <table:table-cell table:style-name="ce9" office:value-type="string">
            <text:p>Taxa de Ocupação [SALAS-TAXA-OCUP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Janela <text:span text:style-name="T2">Pop-up</text:span> - Mapa de Ocupação</text:p>
            <text:p>[SALAS-MAPA-OCUP-POP-UP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>
            <text:p>Disponibilidade das Sal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Salas Disponíveis em Dia e Horário</text:p>
            <text:p>[SALAS-DISP-DIA-HO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19">
            <text:p>Horários de Aula</text:p>
          </table:table-cell>
          <table:table-cell table:style-name="ce4" office:value-type="string" table:number-columns-spanned="1" table:number-rows-spanned="3">
            <text:p>Encontrar Superposições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Superposições de Aula [SUPERPOS-AU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Professor [SUPERPOS-PROF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Superposições de Sala [SUPERPOS-SALA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11">
            <text:p>Restrições de Carga</text:p>
          </table:table-cell>
          <table:table-cell table:style-name="ce4" office:value-type="string">
            <text:p>-----</text:p>
          </table:table-cell>
          <table:table-cell table:style-name="ce9" office:value-type="string" table:number-columns-spanned="1" table:number-rows-spanned="11">
            <text:p>Encontrar Todas as Violações das Restrições</text:p>
            <text:p>[VIOLACOES]</text:p>
          </table:table-cell>
          <table:table-cell table:style-name="ce4" office:value-type="string">
            <text:p>Máx 8 h-a por Dia Exce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Excede Máx 6 h-a Consecutivas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11 h de Descanso Não Aten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Não Atendido 40 h-a TI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20 h-a AD TI Exce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ín 6 h-a por Semana não Aten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HR Exce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Máx 38 h-a TP Excedido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Janelas Detectadas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Diferença QtdHa Anos Consecutivos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style-name="ce4"/>
          <table:table-cell table:style-name="ce4"/>
          <table:covered-table-cell table:style-name="ce9"/>
          <table:table-cell table:style-name="ce4" office:value-type="string">
            <text:p>Redução QtdHa Anos Consecutivos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Indefinições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Aulas com Professores Indefinidos [INDEF-PROF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Aulas com Salas Indefinidas [INDEF-SALA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 table:number-columns-spanned="1" table:number-rows-spanned="2">
            <text:p>Tabela de Horários de Aula</text:p>
          </table:table-cell>
          <table:table-cell table:style-name="ce4" office:value-type="string" table:number-columns-spanned="1" table:number-rows-spanned="2">
            <text:p>-----</text:p>
          </table:table-cell>
          <table:table-cell table:style-name="ce9" office:value-type="string">
            <text:p>Tabela Horário Simples [TAB-HOR-SIMPLES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Tabela Horário Expandida [TAB-HOR-EXPAND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table-cell table:style-name="ce4" office:value-type="string">
            <text:p>Publicações aos Alunos</text:p>
          </table:table-cell>
          <table:table-cell table:number-columns-repeated="4" table:style-name="ce4" office:value-type="string">
            <text:p>-----</text:p>
          </table:table-cell>
          <table:table-cell table:style-name="ce6" office:value-type="string">
            <text:p>NI</text:p>
          </table:table-cell>
          <table:table-cell table:style-name="ce16"/>
          <table:table-cell table:style-name="ce12" table:number-columns-repeated="1016"/>
        </table:table-row>
        <table:table-row table:style-name="ro22">
          <table:table-cell table:style-name="ce21" office:value-type="string">
            <text:p>Disciplinas</text:p>
          </table:table-cell>
          <table:table-cell table:style-name="ce4" office:value-type="string">
            <text:p>Pesquisa de Disciplinas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Disciplinas Ministradas [DISC-MINST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3">
          <table:table-cell table:style-name="ce21" office:value-type="string">
            <text:p>CEUN</text:p>
          </table:table-cell>
          <table:table-cell table:style-name="ce4" office:value-type="string">
            <text:p>Estatísticas para CEUN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Professor/Aluno [CEUN-ESTAT-PROF-ALUN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*</text:p>
          </table:table-cell>
          <table:table-cell table:style-name="ce16" office:value-type="string">
            <text:p>Obter dados de alunado do Saori, a fim de considerar os corretos em determinada data de referência.</text:p>
          </table:table-cell>
          <table:table-cell table:style-name="ce12" table:number-columns-repeated="1016"/>
        </table:table-row>
        <table:table-row table:style-name="ro24">
          <table:table-cell table:style-name="ce21" office:value-type="string">
            <text:p>CPA</text:p>
          </table:table-cell>
          <table:table-cell table:style-name="ce4" office:value-type="string">
            <text:p>Estatísticas para CPA</text:p>
          </table:table-cell>
          <table:table-cell table:style-name="ce4" office:value-type="string">
            <text:p>-----</text:p>
          </table:table-cell>
          <table:table-cell table:style-name="ce9" office:value-type="string">
            <text:p>CPA: Professor x Curso [CPA-ESTAT-PROF-CURS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 office:value-type="string">
            <text:p>Verificar com Prof. Serafim os dados finais necessários para a CPA e propor de implementá-los aqui.</text:p>
          </table:table-cell>
          <table:table-cell table:style-name="ce12" table:number-columns-repeated="1016"/>
        </table:table-row>
        <table:table-row table:style-name="ro4">
          <table:table-cell table:style-name="ce21" office:value-type="string" table:number-columns-spanned="1" table:number-rows-spanned="8">
            <text:p>Cadastros</text:p>
          </table:table-cell>
          <table:table-cell table:style-name="ce4" office:value-type="string" table:number-columns-spanned="1" table:number-rows-spanned="5">
            <text:p>Professores</text:p>
          </table:table-cell>
          <table:table-cell table:style-name="ce4" office:value-type="string" table:number-columns-spanned="1" table:number-rows-spanned="5">
            <text:p>-----</text:p>
          </table:table-cell>
          <table:table-cell table:style-name="ce9" office:value-type="string">
            <text:p>Professores [CADAST-PROF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Pós-Graduações dos Professores [CADAST-PG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icenças dos Professores [CADAST-LI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ATO [CADAST-AT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4">
          <table:covered-table-cell table:style-name="ce21"/>
          <table:covered-table-cell table:number-columns-repeated="2" table:style-name="ce4"/>
          <table:table-cell table:style-name="ce9" office:value-type="string">
            <text:p>Lançar TCC [CADAST-TCC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table-cell table:style-name="ce4" office:value-type="string" table:number-columns-spanned="1" table:number-rows-spanned="3">
            <text:p>Atualizar TP e HR</text:p>
          </table:table-cell>
          <table:table-cell table:style-name="ce4" office:value-type="string" table:number-columns-spanned="1" table:number-rows-spanned="3">
            <text:p>-----</text:p>
          </table:table-cell>
          <table:table-cell table:style-name="ce9" office:value-type="string">
            <text:p>Verificar as Atualizações</text:p>
            <text:p>[CADAST-VERIF-ATUALIZAR-TP-HR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Padrão</text:p>
            <text:p>[CADAST-EXEC-ATUALIZAR-TP-HR-PADRAO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style-name="ce21"/>
          <table:covered-table-cell table:number-columns-repeated="2" table:style-name="ce4"/>
          <table:table-cell table:style-name="ce9" office:value-type="string">
            <text:p>Executar as Atualizações – Critério CEUN</text:p>
            <text:p>[CADAST-EXEC-ATUALIZAR-TP-HR-CEUN]</text:p>
          </table:table-cell>
          <table:table-cell table:number-columns-repeated="2"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5"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4" office:value-type="string" table:number-columns-spanned="1" table:number-rows-spanned="4">
            <text:p>-----</text:p>
          </table:table-cell>
          <table:table-cell table:style-name="ce9" office:value-type="string" table:number-columns-spanned="1" table:number-rows-spanned="4">
            <text:p>Gerenciamento – Comutar entre BD Local e Remoto</text:p>
            <text:p>[COMUT-BD]</text:p>
          </table:table-cell>
          <table:table-cell table:style-name="ce9" office:value-type="string">
            <text:p>Banco Local [COMUT-BD-LOC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I</text:p>
          </table:table-cell>
          <table:table-cell table:style-name="ce16" office:value-type="string">
            <text:p>Necessita considerar renomeação das consultas além das tabelas.</text:p>
          </table:table-cell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Depuração</text:p>
            <text:p>[COMUT-BD-DEP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de Restauração</text:p>
            <text:p>[COMUT-BD-REST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13">
          <table:covered-table-cell table:number-columns-repeated="3" table:style-name="ce4"/>
          <table:covered-table-cell table:style-name="ce12"/>
          <table:table-cell table:style-name="ce9" office:value-type="string">
            <text:p>Banco Remoto Oficial</text:p>
            <text:p>[COMUT-BD-OFIC]</text:p>
          </table:table-cell>
          <table:table-cell table:style-name="ce4" office:value-type="string">
            <text:p>-----</text:p>
          </table:table-cell>
          <table:table-cell table:style-name="ce6" office:value-type="string">
            <text:p>O</text:p>
          </table:table-cell>
          <table:table-cell table:style-name="ce16"/>
          <table:table-cell table:style-name="ce12" table:number-columns-repeated="1016"/>
        </table:table-row>
        <table:table-row table:style-name="ro2">
          <table:table-cell table:number-columns-repeated="1024"/>
        </table:table-row>
        <table:table-row table:style-name="ro14">
          <table:table-cell table:style-name="ce19" office:value-type="string" table:number-columns-spanned="8" table:number-rows-spanned="1">
            <text:p>Outras Observações:</text:p>
            <text:p><text:s text:c="3"/>* Disciplinas <text:span text:style-name="T4">aponta para Saori.</text:span></text:p>
          </table:table-cell>
          <table:covered-table-cell/>
          <table:covered-table-cell table:style-name="ce20"/>
          <table:covered-table-cell table:number-columns-repeated="5"/>
          <table:table-cell table:number-columns-repeated="1016"/>
        </table:table-row>
        <table:table-row table:style-name="ro2" table:number-rows-repeated="6">
          <table:table-cell table:number-columns-repeated="2"/>
          <table:table-cell table:style-name="ce7"/>
          <table:table-cell table:number-columns-repeated="1021"/>
        </table:table-row>
        <table:table-row table:style-name="ro2" table:number-rows-repeated="104845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_20_1" draw:display-name="Arrowhead 1" svg:viewBox="0 0 20 30" svg:d="m10 0-10 30h20z"/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27">00/00/0000</text:date>, <text:time style:data-style-name="N2" text:time-value="0000-00-00T17:50:43.9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5T10:55:55.10</meta:creation-date>
    <meta:generator>LibreOffice/4.0.3.3$Windows_x86 LibreOffice_project/0eaa50a932c8f2199a615e1eb30f7ac74279539</meta:generator>
    <dc:date>2015-03-27T19:13:09.41</dc:date>
    <meta:editing-duration>P12DT9H30M9S</meta:editing-duration>
    <meta:editing-cycles>45</meta:editing-cycles>
    <meta:document-statistic meta:table-count="3" meta:cell-count="1449" meta:object-count="0"/>
  </office:meta>
</office:document-meta>
</file>